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o_20_em_20_bloco">
      <style:paragraph-properties fo:margin-left="0cm" fo:margin-right="-0.004cm" fo:text-indent="2.499cm" style:auto-text-indent="false"/>
      <style:text-properties fo:language="pt" fo:country="BR" officeooo:paragraph-rsid="0009a469"/>
    </style:style>
    <style:style style:name="P2" style:family="paragraph" style:parent-style-name="Texto_20_em_20_bloco">
      <style:paragraph-properties fo:margin-left="0cm" fo:margin-right="-0.004cm" fo:text-indent="2.499cm" style:auto-text-indent="false"/>
      <style:text-properties fo:language="pt" fo:country="BR" officeooo:paragraph-rsid="000ae886"/>
    </style:style>
    <style:style style:name="P3" style:family="paragraph" style:parent-style-name="Texto_20_em_20_bloco" style:master-page-name="">
      <style:paragraph-properties fo:margin-left="2.499cm" fo:margin-right="-0.004cm" fo:margin-top="0cm" fo:margin-bottom="0cm" loext:contextual-spacing="false" fo:text-align="justify" style:justify-single-word="false" fo:text-indent="0cm" style:auto-text-indent="false" style:page-number="auto"/>
      <style:text-properties style:font-name="Times New Roman" fo:font-size="10.5pt" fo:language="pt" fo:country="BR" officeooo:paragraph-rsid="0009a469" style:font-size-asian="10.5pt"/>
    </style:style>
    <style:style style:name="P4" style:family="paragraph" style:parent-style-name="Texto_20_em_20_bloco">
      <style:paragraph-properties fo:margin-left="2.499cm" fo:margin-right="-0.004cm" fo:text-indent="2cm" style:auto-text-indent="false"/>
      <style:text-properties style:font-name="Times New Roman" fo:font-size="11pt" fo:language="pt" fo:country="BR" officeooo:paragraph-rsid="000ae886" style:font-size-asian="11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6.502cm"/>
          <style:tab-stop style:position="6.528cm"/>
          <style:tab-stop style:position="6.713cm"/>
        </style:tab-stops>
      </style:paragraph-properties>
      <style:text-properties style:font-name="Times New Roman" fo:font-size="11.5pt" fo:language="pt" fo:country="BR" officeooo:paragraph-rsid="000e4950" style:font-size-asian="11.5pt"/>
    </style:style>
    <style:style style:name="P6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ae886" style:font-size-asian="11.5pt"/>
    </style:style>
    <style:style style:name="P7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9a469" style:font-size-asian="11.5pt"/>
    </style:style>
    <style:style style:name="P8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a1bf"/>
    </style:style>
    <style:style style:name="P9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ba2db"/>
    </style:style>
    <style:style style:name="P10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e886"/>
    </style:style>
    <style:style style:name="P11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ba2db"/>
    </style:style>
    <style:style style:name="P12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aa1bf"/>
    </style:style>
    <style:style style:name="P13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ca0a2"/>
    </style:style>
    <style:style style:name="P14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style:font-name="Times New Roman" fo:language="pt" fo:country="BR" officeooo:paragraph-rsid="000ca0a2"/>
    </style:style>
    <style:style style:name="P15" style:family="paragraph" style:parent-style-name="Standard">
      <style:paragraph-properties fo:margin-left="0cm" fo:margin-right="0cm" fo:text-indent="2.466cm" style:auto-text-indent="false"/>
      <style:text-properties style:font-name="Times New Roman" fo:font-size="11.5pt" fo:language="pt" fo:country="BR" officeooo:paragraph-rsid="0009a469" style:font-size-asian="11.5pt"/>
    </style:style>
    <style:style style:name="P16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aa1bf"/>
    </style:style>
    <style:style style:name="P17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ae886"/>
    </style:style>
    <style:style style:name="P18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ba2db"/>
    </style:style>
    <style:style style:name="P19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ca0a2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style:font-name="Times New Roman" fo:font-size="11.5pt" fo:language="pt" fo:country="BR" officeooo:paragraph-rsid="0009a469" style:font-size-asian="11.5pt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9a469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ae886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2.499cm" style:auto-text-indent="false"/>
      <style:text-properties fo:language="pt" fo:country="BR" officeooo:paragraph-rsid="000ba2db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e886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ba2db"/>
    </style:style>
    <style:style style:name="P26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language="pt" fo:country="BR" officeooo:paragraph-rsid="0009a469"/>
    </style:style>
    <style:style style:name="P27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language="pt" fo:country="BR" officeooo:paragraph-rsid="000ae886"/>
    </style:style>
    <style:style style:name="P28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/>
      <style:text-properties fo:language="pt" fo:country="BR" officeooo:paragraph-rsid="0009a469"/>
    </style:style>
    <style:style style:name="P29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/>
      <style:text-properties fo:language="pt" fo:country="BR" officeooo:paragraph-rsid="000ae886"/>
    </style:style>
    <style:style style:name="P30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color="#000000" style:font-name="Times New Roman" fo:language="pt" fo:country="BR" officeooo:paragraph-rsid="000ba2db"/>
    </style:style>
    <style:style style:name="P31" style:family="paragraph" style:parent-style-name="Standard">
      <style:paragraph-properties fo:margin-left="0cm" fo:margin-right="-0.25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color="#000000" style:font-name="Times New Roman" fo:language="pt" fo:country="BR" officeooo:paragraph-rsid="000aa1bf"/>
    </style:style>
    <style:style style:name="P32" style:family="paragraph" style:parent-style-name="Standard">
      <style:paragraph-properties fo:margin-left="0cm" fo:margin-right="-0.25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color="#000000" style:font-name="Times New Roman" fo:language="pt" fo:country="BR" officeooo:paragraph-rsid="000ca0a2"/>
    </style:style>
    <style:style style:name="P33" style:family="paragraph" style:parent-style-name="Standard">
      <style:paragraph-properties fo:margin-left="2.499cm" fo:margin-right="0cm" fo:line-height="100%" fo:text-align="justify" style:justify-single-word="false" fo:text-indent="0cm" style:auto-text-indent="false"/>
      <style:text-properties style:font-name="Times New Roman" fo:font-size="11pt" fo:language="pt" fo:country="BR" officeooo:paragraph-rsid="000ba2db" style:font-size-asian="11pt"/>
    </style:style>
    <style:style style:name="P34" style:family="paragraph" style:parent-style-name="Standard">
      <style:paragraph-properties fo:margin-left="2.499cm" fo:margin-right="0cm" fo:line-height="100%" fo:text-align="justify" style:justify-single-word="false" fo:text-indent="0cm" style:auto-text-indent="false"/>
      <style:text-properties fo:language="pt" fo:country="BR" officeooo:paragraph-rsid="000ba2db"/>
    </style:style>
    <style:style style:name="P35" style:family="paragraph" style:parent-style-name="Standard">
      <style:paragraph-properties fo:margin-left="3cm" fo:margin-right="0cm" fo:line-height="100%" fo:text-align="justify" style:justify-single-word="false" fo:text-indent="0cm" style:auto-text-indent="false"/>
      <style:text-properties style:font-name="Times New Roman" fo:language="pt" fo:country="BR" officeooo:paragraph-rsid="000ba2db"/>
    </style:style>
    <style:style style:name="P36" style:family="paragraph" style:parent-style-name="Standard">
      <style:paragraph-properties fo:margin-left="3cm" fo:margin-right="0cm" fo:line-height="100%" fo:text-align="justify" style:justify-single-word="false" fo:text-indent="0cm" style:auto-text-indent="false"/>
      <style:text-properties style:font-name="Times New Roman" fo:font-size="6pt" fo:language="pt" fo:country="BR" officeooo:paragraph-rsid="000ba2db" style:font-size-asian="6pt"/>
    </style:style>
    <style:style style:name="P37" style:family="paragraph" style:parent-style-name="Standard">
      <style:paragraph-properties fo:margin-left="0.499cm" fo:margin-right="0cm" fo:line-height="100%" fo:text-align="justify" style:justify-single-word="false" fo:text-indent="2cm" style:auto-text-indent="false"/>
      <style:text-properties style:font-name="Times New Roman" fo:language="pt" fo:country="BR" officeooo:paragraph-rsid="000ba2db"/>
    </style:style>
    <style:style style:name="P38" style:family="paragraph" style:parent-style-name="Standard">
      <style:paragraph-properties fo:margin-left="0.499cm" fo:margin-right="0cm" fo:line-height="100%" fo:text-indent="2cm" style:auto-text-indent="false"/>
      <style:text-properties style:font-name="Times New Roman" fo:language="pt" fo:country="BR" officeooo:paragraph-rsid="000ba2db"/>
    </style:style>
    <style:style style:name="P39" style:family="paragraph" style:parent-style-name="Standard">
      <style:paragraph-properties fo:margin-left="0.499cm" fo:margin-right="0cm" fo:line-height="100%" fo:text-indent="2.501cm" style:auto-text-indent="false"/>
      <style:text-properties style:font-name="Times New Roman" fo:language="pt" fo:country="BR" officeooo:paragraph-rsid="000ba2db"/>
    </style:style>
    <style:style style:name="P40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text-indent="1cm" style:auto-text-indent="false"/>
      <style:text-properties fo:color="#000000" style:font-name="Times New Roman" fo:font-size="11.5pt" fo:language="pt" fo:country="BR" officeooo:rsid="0052a4d0" officeooo:paragraph-rsid="000e4950" fo:background-color="#ffff00" style:font-size-asian="11.5pt"/>
    </style:style>
    <style:style style:name="P41" style:family="paragraph" style:parent-style-name="Standard" style:master-page-name="">
      <style:paragraph-properties fo:margin-left="0cm" fo:margin-right="0cm" fo:text-indent="1cm" style:auto-text-indent="false" style:page-number="auto"/>
      <style:text-properties style:font-name="Times New Roman" fo:font-size="12pt" fo:language="pt" fo:country="BR" officeooo:rsid="0052a4d0" officeooo:paragraph-rsid="000fc57c" style:font-size-asian="12pt"/>
    </style:style>
    <style:style style:name="P42" style:family="paragraph" style:parent-style-name="Standard">
      <style:paragraph-properties fo:margin-left="0cm" fo:margin-right="-0.753cm" fo:line-height="150%" fo:text-align="justify" style:justify-single-word="false" fo:text-indent="2cm" style:auto-text-indent="false"/>
      <style:text-properties fo:color="#000000" style:font-name="Times New Roman" fo:font-size="11.5pt" fo:language="pt" fo:country="BR" officeooo:paragraph-rsid="000e4950" style:font-size-asian="11.5pt"/>
    </style:style>
    <style:style style:name="P43" style:family="paragraph" style:parent-style-name="Standard">
      <style:paragraph-properties fo:margin-left="0cm" fo:margin-right="-0.753cm" fo:line-height="150%" fo:text-align="justify" style:justify-single-word="false" fo:text-indent="2cm" style:auto-text-indent="false"/>
      <style:text-properties style:font-name="Times New Roman" fo:font-size="11.5pt" fo:language="pt" fo:country="BR" officeooo:paragraph-rsid="000e4950" style:font-size-asian="11.5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3cm" style:auto-text-indent="false"/>
      <style:text-properties style:font-name="Times New Roman" fo:font-size="11.5pt" fo:language="pt" fo:country="BR" officeooo:paragraph-rsid="000e4950" style:font-size-asian="11.5pt"/>
    </style:style>
    <style:style style:name="P45" style:family="paragraph" style:parent-style-name="Standard">
      <style:paragraph-properties fo:margin-left="-0.499cm" fo:margin-right="-1.039cm" fo:line-height="150%" fo:text-align="justify" style:justify-single-word="false" fo:text-indent="0.499cm" style:auto-text-indent="false"/>
      <style:text-properties fo:color="#000000" style:font-name="Times New Roman" fo:font-size="12pt" fo:language="pt" fo:country="BR" officeooo:paragraph-rsid="000fc57c" style:font-size-asian="12pt"/>
    </style:style>
    <style:style style:name="P46" style:family="paragraph" style:parent-style-name="Normal_20__28_Web_29_">
      <style:paragraph-properties fo:margin-left="0cm" fo:margin-right="0cm" fo:margin-top="0.494cm" fo:margin-bottom="0.494cm" loext:contextual-spacing="false" fo:text-align="start" style:justify-single-word="false" fo:text-indent="2.54cm" style:auto-text-indent="false"/>
      <style:text-properties fo:language="pt" fo:country="BR" officeooo:rsid="001f38e8" officeooo:paragraph-rsid="000ba2db" fo:background-color="#ffffff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1.5pt" style:font-size-asian="11.5pt"/>
    </style:style>
    <style:style style:name="T3" style:family="text">
      <style:text-properties fo:color="#000000" style:font-name="Times New Roman" fo:font-size="11.5pt" fo:font-style="italic" style:font-size-asian="11.5pt" style:font-style-asian="italic"/>
    </style:style>
    <style:style style:name="T4" style:family="text">
      <style:text-properties fo:color="#000000" style:font-name="Times New Roman" fo:font-size="11.5pt" fo:font-style="normal" style:font-size-asian="11.5pt" style:font-style-asian="normal"/>
    </style:style>
    <style:style style:name="T5" style:family="text">
      <style:text-properties fo:color="#000000" style:font-name="Times New Roman" fo:font-size="11.5pt" fo:font-weight="bold" style:font-size-asian="11.5pt" style:font-weight-asian="bold"/>
    </style:style>
    <style:style style:name="T6" style:family="text">
      <style:text-properties fo:color="#000000" style:font-name="Times New Roman" fo:font-size="11.5pt" fo:font-weight="normal" style:font-size-asian="11.5pt" style:font-weight-asian="normal"/>
    </style:style>
    <style:style style:name="T7" style:family="text">
      <style:text-properties fo:color="#000000" style:font-name="Times New Roman" fo:font-weight="bold" style:font-weight-asian="bold"/>
    </style:style>
    <style:style style:name="T8" style:family="text">
      <style:text-properties fo:color="#000000" style:font-name="Times New Roman" fo:font-weight="bold" fo:background-color="#ffffff" loext:char-shading-value="0" style:font-weight-asian="bold"/>
    </style:style>
    <style:style style:name="T9" style:family="text">
      <style:text-properties fo:color="#000000" style:font-name="Times New Roman" fo:font-weight="normal" style:font-weight-asian="normal"/>
    </style:style>
    <style:style style:name="T10" style:family="text">
      <style:text-properties fo:color="#000000" style:font-name="Times New Roman" fo:font-weight="normal" fo:background-color="#ffffff" loext:char-shading-value="0" style:font-weight-asian="normal"/>
    </style:style>
    <style:style style:name="T11" style:family="text">
      <style:text-properties fo:color="#000000" style:font-name="Times New Roman" fo:background-color="#ffffff" loext:char-shading-value="0"/>
    </style:style>
    <style:style style:name="T12" style:family="text">
      <style:text-properties fo:color="#000000" style:font-name="Times New Roman" fo:font-style="italic" style:font-style-asian="italic"/>
    </style:style>
    <style:style style:name="T13" style:family="text">
      <style:text-properties fo:color="#000000" style:font-name="Times New Roman" fo:font-style="normal" style:font-style-asian="normal"/>
    </style:style>
    <style:style style:name="T14" style:family="text">
      <style:text-properties fo:color="#000000" style:font-name="Times New Roman" fo:font-size="11pt" style:font-size-asian="11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1.5pt" style:font-size-asian="11.5pt"/>
    </style:style>
    <style:style style:name="T17" style:family="text">
      <style:text-properties style:font-name="Times New Roman" fo:font-size="11.5pt" fo:font-style="italic" style:font-size-asian="11.5pt" style:font-style-asian="italic"/>
    </style:style>
    <style:style style:name="T18" style:family="text">
      <style:text-properties style:font-name="Times New Roman" fo:font-size="11.5pt" fo:font-style="normal" style:font-size-asian="11.5pt" style:font-style-asian="normal"/>
    </style:style>
    <style:style style:name="T19" style:family="text">
      <style:text-properties style:font-name="Times New Roman" fo:font-style="italic" style:font-style-asian="italic"/>
    </style:style>
    <style:style style:name="T20" style:family="text">
      <style:text-properties style:font-name="Times New Roman" fo:font-style="normal" style:font-style-asian="normal"/>
    </style:style>
    <style:style style:name="T21" style:family="text">
      <style:text-properties style:font-name="Times New Roman" fo:font-size="12pt" style:font-size-asian="12pt"/>
    </style:style>
    <style:style style:name="T22" style:family="text">
      <style:text-properties style:font-name="Times New Roman" fo:font-size="12pt" fo:font-style="italic" style:font-size-asian="12pt" style:font-style-asian="italic"/>
    </style:style>
    <style:style style:name="T23" style:family="text">
      <style:text-properties style:font-name="Times New Roman" fo:font-size="11pt" style:font-size-asian="11pt"/>
    </style:style>
    <style:style style:name="T24" style:family="text">
      <style:text-properties fo:font-weight="normal" style:font-weight-asian="normal"/>
    </style:style>
    <style:style style:name="T25" style:family="text">
      <style:text-properties fo:font-weight="normal" fo:background-color="#ffffff" loext:char-shading-value="0" style:font-weight-asian="normal"/>
    </style:style>
    <style:style style:name="T26" style:family="text">
      <style:text-properties officeooo:rsid="00b736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Processo: 0404761-28.2010.8.20.0001</text:p>
      <text:p text:style-name="P45">Apenado: MARAIZA DE ALMEIDA TORRES</text:p>
      <text:p text:style-name="P42">Tratam os autos de execução de penas unificadas aplicadas a MARAÍZA DE ALMEIDA TORRES, em que o Ministério Público pugnou pela retificação da guia às fls. 154/155v, por entender que ao fazer os cálculos p<text:span text:style-name="T26">a</text:span>ra progressão de regime para o aberto se utilizou apenas quatro meses e dezessete dias de remição, quando a apenada faz jus a um ano e doze dias (fl. 157).</text:p>
      <text:p text:style-name="P43">Certificou a secretaria que a GEP às fls. 140/141 já considerara como pena cumprida um ano e cinco dias remidos quando da previsão para o regime semiaberto, de modo que a guia <text:s/>ora impugnada deveria considerar remidos apenas mais doze dias (fl. 158).</text:p>
      <text:p text:style-name="P43">Relatados.</text:p>
      <text:p text:style-name="P43">Pena remida é pena cumprida, sendo acrescida de forma fícta ao período de tempo transcorrido de prisão do apenado. </text:p>
      <text:p text:style-name="P43">No caso, verifica-se que a GEP às fls. 140/141 considerou a remissão de um ano e cinco dias quando da previsão da progressão para o regime semiaberto, a qual ocorreu em 19/12/2013, pois ao tempo efetivamente transcorrido de prisão somou-se o remido.</text:p>
      <text:p text:style-name="P43">Depois foram remidos mais doze dias, a ser considerados como pena cumprida para o cálculo de progressão para o aberto, já que o período citado no parágrafo acima já constou como pena cumprida, de modo que a guia de fls. 154/155v, ora impugnada pelo Ministério Público, merece reparo pois considerou quatro meses e dezessete dias como remidos, quando em verdade deveriam ser doze dias.</text:p>
      <text:p text:style-name="P43">Isto posto, acolho em parte o parecer ministerial, para mandar retificar a guia de execução penal de fls. 154/155v, fazendo constar doze dias e não quatro meses e dezessete dias como remidos após a última progressão de regime, <text:s/>nos cálculos para previsão de progressão para o regime aberto. </text:p>
      <text:p text:style-name="P44">P.R.I.</text:p>
      <text:p text:style-name="P5">Natal, 27 de março de 2015</text:p>
      <text:p text:style-name="P4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exto_20_em_20_bloco" style:display-name="Texto em bloco" style:family="paragraph" style:parent-style-name="Standard" style:default-outline-level="">
      <style:paragraph-properties fo:margin-left="1.501cm" fo:margin-right="-1.413cm" fo:margin-top="0cm" fo:margin-bottom="0cm" loext:contextual-spacing="false" fo:text-align="justify" style:justify-single-word="false" fo:text-indent="2cm" style:auto-text-indent="false"/>
      <style:text-properties fo:font-size="12pt" style:font-size-asian="12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  <style:text-properties style:font-name="Arial Unicode MS" fo:font-family="'Arial Unicode MS'" style:font-family-generic="roman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8:00:16.703000000</meta:creation-date>
    <dc:date>2020-01-17T08:32:31.696000000</dc:date>
    <meta:editing-duration>PT32M12S</meta:editing-duration>
    <meta:editing-cycles>7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1" meta:word-count="295" meta:character-count="1760" meta:non-whitespace-character-count="1472"/>
  </office:meta>
</office:document-meta>
</file>